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1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432" calcext:value-type="float">
            <text:p>80.7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0872" calcext:value-type="float">
            <text:p>80.8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6904" calcext:value-type="float">
            <text:p>81.1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7216" calcext:value-type="float">
            <text:p>81.3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2168" calcext:value-type="float">
            <text:p>80.5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8536" calcext:value-type="float">
            <text:p>80.4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9288" calcext:value-type="float">
            <text:p>80.4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3336" calcext:value-type="float">
            <text:p>80.7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8512" calcext:value-type="float">
            <text:p>81.0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1288" calcext:value-type="float">
            <text:p>81.1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5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6752" calcext:value-type="float">
            <text:p>78.4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0032" calcext:value-type="float">
            <text:p>77.9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10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7568" calcext:value-type="float">
            <text:p>78.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869728" calcext:value-type="float">
            <text:p>76.048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9925" calcext:value-type="float">
            <text:p>76.4987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5304" calcext:value-type="float">
            <text:p>77.06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067375" calcext:value-type="float">
            <text:p>77.7806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8276129032" calcext:value-type="float">
            <text:p>78.507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24838709678" calcext:value-type="float">
            <text:p>78.252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158125" calcext:value-type="float">
            <text:p>77.421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8968" calcext:value-type="float">
            <text:p>76.3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86855" calcext:value-type="float">
            <text:p>75.588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2402758621" calcext:value-type="float">
            <text:p>74.48324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06935" calcext:value-type="float">
            <text:p>74.890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894125" calcext:value-type="float">
            <text:p>75.348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5136516129" calcext:value-type="float">
            <text:p>75.805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555325" calcext:value-type="float">
            <text:p>76.435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9552" calcext:value-type="float">
            <text:p>77.26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8373" calcext:value-type="float">
            <text:p>76.898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02625" calcext:value-type="float">
            <text:p>76.029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85096" calcext:value-type="float">
            <text:p>74.63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2031" calcext:value-type="float">
            <text:p>74.162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9216" calcext:value-type="float">
            <text:p>73.36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29827096774" calcext:value-type="float">
            <text:p>73.492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24245517241" calcext:value-type="float">
            <text:p>73.84242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2776774194" calcext:value-type="float">
            <text:p>74.255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66045714286" calcext:value-type="float">
            <text:p>75.3766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8016" calcext:value-type="float">
            <text:p>75.83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2592" calcext:value-type="float">
            <text:p>76.8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25415" calcext:value-type="float">
            <text:p>76.722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74416" calcext:value-type="float">
            <text:p>75.23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92925" calcext:value-type="float">
            <text:p>74.4909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4008" calcext:value-type="float">
            <text:p>72.77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741325" calcext:value-type="float">
            <text:p>72.267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2598" calcext:value-type="float">
            <text:p>72.60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9053333333" calcext:value-type="float">
            <text:p>72.9449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0136774194" calcext:value-type="float">
            <text:p>74.048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75125" calcext:value-type="float">
            <text:p>74.5907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756864" calcext:value-type="float">
            <text:p>75.217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0947096774" calcext:value-type="float">
            <text:p>74.770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4446451613" calcext:value-type="float">
            <text:p>73.612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2514" calcext:value-type="float">
            <text:p>72.69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1572" calcext:value-type="float">
            <text:p>71.25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176625" calcext:value-type="float">
            <text:p>71.2817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6342068966" calcext:value-type="float">
            <text:p>71.59163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4123870968" calcext:value-type="float">
            <text:p>72.002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7447" calcext:value-type="float">
            <text:p>72.537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71674482759" calcext:value-type="float">
            <text:p>73.00716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29135" calcext:value-type="float">
            <text:p>73.602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88227096774" calcext:value-type="float">
            <text:p>74.498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777975" calcext:value-type="float">
            <text:p>74.437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06281290323" calcext:value-type="float">
            <text:p>73.9006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9705806452" calcext:value-type="float">
            <text:p>73.1009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651225" calcext:value-type="float">
            <text:p>71.916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06848" calcext:value-type="float">
            <text:p>70.408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703925" calcext:value-type="float">
            <text:p>70.0370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79591724138" calcext:value-type="float">
            <text:p>70.4079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1799" calcext:value-type="float">
            <text:p>70.781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3168" calcext:value-type="float">
            <text:p>71.2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70752" calcext:value-type="float">
            <text:p>71.74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19575" calcext:value-type="float">
            <text:p>72.432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79528" calcext:value-type="float">
            <text:p>73.6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82516129032" calcext:value-type="float">
            <text:p>73.518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645" calcext:value-type="float">
            <text:p>72.59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156825" calcext:value-type="float">
            <text:p>71.221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9648" calcext:value-type="float">
            <text:p>69.3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77098181818" calcext:value-type="float">
            <text:p>69.16770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84425714286" calcext:value-type="float">
            <text:p>69.5084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741" calcext:value-type="float">
            <text:p>69.936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42309677419" calcext:value-type="float">
            <text:p>70.354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86136" calcext:value-type="float">
            <text:p>70.89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27425" calcext:value-type="float">
            <text:p>71.5362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0544" calcext:value-type="float">
            <text:p>72.74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52308571429" calcext:value-type="float">
            <text:p>72.9852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1484" calcext:value-type="float">
            <text:p>72.07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89352" calcext:value-type="float">
            <text:p>71.38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05447272727" calcext:value-type="float">
            <text:p>70.1905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42368695652" calcext:value-type="float">
            <text:p>68.454236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85584" calcext:value-type="float">
            <text:p>68.01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1531034483" calcext:value-type="float">
            <text:p>68.2021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58704516129" calcext:value-type="float">
            <text:p>68.575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65152" calcext:value-type="float">
            <text:p>69.80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2616" calcext:value-type="float">
            <text:p>69.9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04945454546" calcext:value-type="float">
            <text:p>72.1904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3327483871" calcext:value-type="float">
            <text:p>71.163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95868387097" calcext:value-type="float">
            <text:p>70.239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241475" calcext:value-type="float">
            <text:p>69.612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65408" calcext:value-type="float">
            <text:p>67.16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76443636364" calcext:value-type="float">
            <text:p>67.02764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06258064516" calcext:value-type="float">
            <text:p>67.810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501075" calcext:value-type="float">
            <text:p>68.285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52624" calcext:value-type="float">
            <text:p>68.8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34525" calcext:value-type="float">
            <text:p>69.533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28888" calcext:value-type="float">
            <text:p>70.71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203975" calcext:value-type="float">
            <text:p>70.4220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64859354839" calcext:value-type="float">
            <text:p>70.7964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90609032258" calcext:value-type="float">
            <text:p>69.9890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145625" calcext:value-type="float">
            <text:p>68.801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23727272727" calcext:value-type="float">
            <text:p>66.7823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5097142857" calcext:value-type="float">
            <text:p>66.5985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9405714286" calcext:value-type="float">
            <text:p>66.8889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3485714286" calcext:value-type="float">
            <text:p>67.613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4952" calcext:value-type="float">
            <text:p>68.50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41813333333" calcext:value-type="float">
            <text:p>69.1841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7316" calcext:value-type="float">
            <text:p>70.72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56028387097" calcext:value-type="float">
            <text:p>69.6056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3211034483" calcext:value-type="float">
            <text:p>66.1173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1729" calcext:value-type="float">
            <text:p>66.411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7456" calcext:value-type="float">
            <text:p>66.7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038144" calcext:value-type="float">
            <text:p>67.090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5027368421" calcext:value-type="float">
            <text:p>67.689502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29677419355" calcext:value-type="float">
            <text:p>68.11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251025" calcext:value-type="float">
            <text:p>68.8525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44384" calcext:value-type="float">
            <text:p>70.561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8580137931" calcext:value-type="float">
            <text:p>70.06858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2618181818" calcext:value-type="float">
            <text:p>69.393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7039483871" calcext:value-type="float">
            <text:p>68.097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6836129032" calcext:value-type="float">
            <text:p>67.068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8436129032" calcext:value-type="float">
            <text:p>65.3008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7505882353" calcext:value-type="float">
            <text:p>65.62075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20945714286" calcext:value-type="float">
            <text:p>65.9620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4005" calcext:value-type="float">
            <text:p>66.33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01220869565" calcext:value-type="float">
            <text:p>66.840122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61615483871" calcext:value-type="float">
            <text:p>67.316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268975" calcext:value-type="float">
            <text:p>68.002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8013333333" calcext:value-type="float">
            <text:p>68.6838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99912" calcext:value-type="float">
            <text:p>69.16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42281290323" calcext:value-type="float">
            <text:p>68.4142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14871111111" calcext:value-type="float">
            <text:p>67.4114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24995" calcext:value-type="float">
            <text:p>67.2424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46270967742" calcext:value-type="float">
            <text:p>64.67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103775" calcext:value-type="float">
            <text:p>64.6910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48910344828" calcext:value-type="float">
            <text:p>65.0148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36575" calcext:value-type="float">
            <text:p>65.410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66473846154" calcext:value-type="float">
            <text:p>65.84664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95249655173" calcext:value-type="float">
            <text:p>66.329524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4577142857" calcext:value-type="float">
            <text:p>67.0714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92275" calcext:value-type="float">
            <text:p>68.342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90825" calcext:value-type="float">
            <text:p>67.4649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29224" calcext:value-type="float">
            <text:p>66.6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422575" calcext:value-type="float">
            <text:p>65.8142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61264516129" calcext:value-type="float">
            <text:p>63.76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7715" calcext:value-type="float">
            <text:p>63.703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6532" calcext:value-type="float">
            <text:p>63.9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6065" calcext:value-type="float">
            <text:p>64.288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1654193549" calcext:value-type="float">
            <text:p>64.766165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88598709677" calcext:value-type="float">
            <text:p>65.258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94745" calcext:value-type="float">
            <text:p>65.899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74338064516" calcext:value-type="float">
            <text:p>67.417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05055483871" calcext:value-type="float">
            <text:p>67.020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9913" calcext:value-type="float">
            <text:p>66.359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80611612903" calcext:value-type="float">
            <text:p>65.62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1727" calcext:value-type="float">
            <text:p>64.87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2824" calcext:value-type="float">
            <text:p>62.4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5552" calcext:value-type="float">
            <text:p>62.4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97166896552" calcext:value-type="float">
            <text:p>62.73971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01181935484" calcext:value-type="float">
            <text:p>63.1101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4422" calcext:value-type="float">
            <text:p>63.574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4032" calcext:value-type="float">
            <text:p>64.08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2578" calcext:value-type="float">
            <text:p>64.82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8968" calcext:value-type="float">
            <text:p>66.07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85725" calcext:value-type="float">
            <text:p>65.913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866275" calcext:value-type="float">
            <text:p>64.7386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6208" calcext:value-type="float">
            <text:p>64.5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512125" calcext:value-type="float">
            <text:p>63.835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8704" calcext:value-type="float">
            <text:p>61.62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66475" calcext:value-type="float">
            <text:p>61.7066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94374285714" calcext:value-type="float">
            <text:p>62.1194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81352258065" calcext:value-type="float">
            <text:p>62.558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6915" calcext:value-type="float">
            <text:p>63.0636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81912" calcext:value-type="float">
            <text:p>63.6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90525" calcext:value-type="float">
            <text:p>64.392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14152" calcext:value-type="float">
            <text:p>65.8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1832516129" calcext:value-type="float">
            <text:p>65.3718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07075" calcext:value-type="float">
            <text:p>65.3360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14744" calcext:value-type="float">
            <text:p>64.1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88235" calcext:value-type="float">
            <text:p>63.73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85512" calcext:value-type="float">
            <text:p>62.72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94865454546" calcext:value-type="float">
            <text:p>63.10948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81971428572" calcext:value-type="float">
            <text:p>63.4081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78500645161" calcext:value-type="float">
            <text:p>63.7178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926075" calcext:value-type="float">
            <text:p>64.189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79504" calcext:value-type="float">
            <text:p>64.67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786" calcext:value-type="float">
            <text:p>65.34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2008" calcext:value-type="float">
            <text:p>66.35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57825" calcext:value-type="float">
            <text:p>66.7295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735525" calcext:value-type="float">
            <text:p>65.7073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65672" calcext:value-type="float">
            <text:p>65.39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524625" calcext:value-type="float">
            <text:p>64.8352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7984" calcext:value-type="float">
            <text:p>62.57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91069090909" calcext:value-type="float">
            <text:p>61.6191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70264" calcext:value-type="float">
            <text:p>61.85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6412903226" calcext:value-type="float">
            <text:p>62.182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76295" calcext:value-type="float">
            <text:p>62.5676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82864" calcext:value-type="float">
            <text:p>63.04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082625" calcext:value-type="float">
            <text:p>63.760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14584" calcext:value-type="float">
            <text:p>64.55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21205" calcext:value-type="float">
            <text:p>64.9721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1620645161" calcext:value-type="float">
            <text:p>64.690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2307096774" calcext:value-type="float">
            <text:p>63.666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7875" calcext:value-type="float">
            <text:p>63.00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8105806452" calcext:value-type="float">
            <text:p>60.771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018825" calcext:value-type="float">
            <text:p>60.180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43776551724" calcext:value-type="float">
            <text:p>60.43437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69233548387" calcext:value-type="float">
            <text:p>60.776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35018181818" calcext:value-type="float">
            <text:p>61.1535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8152" calcext:value-type="float">
            <text:p>61.6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267" calcext:value-type="float">
            <text:p>62.33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3026666667" calcext:value-type="float">
            <text:p>63.5933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8700631579" calcext:value-type="float">
            <text:p>63.878700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8921945946" calcext:value-type="float">
            <text:p>62.878921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17785945946" calcext:value-type="float">
            <text:p>62.071778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36869473684" calcext:value-type="float">
            <text:p>61.663686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95746666667" calcext:value-type="float">
            <text:p>59.4195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39261052632" calcext:value-type="float">
            <text:p>58.523926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73747027027" calcext:value-type="float">
            <text:p>59.087374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07608648649" calcext:value-type="float">
            <text:p>59.880760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85225263158" calcext:value-type="float">
            <text:p>60.488522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15113333333" calcext:value-type="float">
            <text:p>61.79151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6071351351" calcext:value-type="float">
            <text:p>61.554607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23820540541" calcext:value-type="float">
            <text:p>61.092382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86426666667" calcext:value-type="float">
            <text:p>60.5986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03558918919" calcext:value-type="float">
            <text:p>59.750355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41593333333" calcext:value-type="float">
            <text:p>57.32415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9206486487" calcext:value-type="float">
            <text:p>57.235920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87849411765" calcext:value-type="float">
            <text:p>57.46878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58105945946" calcext:value-type="float">
            <text:p>57.75581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8587027027" calcext:value-type="float">
            <text:p>58.0985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13646666667" calcext:value-type="float">
            <text:p>58.50136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5595027027" calcext:value-type="float">
            <text:p>59.305595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65898378378" calcext:value-type="float">
            <text:p>60.736589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21180540541" calcext:value-type="float">
            <text:p>59.742118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90566666667" calcext:value-type="float">
            <text:p>59.33905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65124324324" calcext:value-type="float">
            <text:p>57.66651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22513333333" calcext:value-type="float">
            <text:p>56.28225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57555789474" calcext:value-type="float">
            <text:p>55.715755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05684571429" calcext:value-type="float">
            <text:p>55.950568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6343783784" calcext:value-type="float">
            <text:p>56.232634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79608648649" calcext:value-type="float">
            <text:p>56.527960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0346" calcext:value-type="float">
            <text:p>56.870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46923243243" calcext:value-type="float">
            <text:p>57.334692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85766666667" calcext:value-type="float">
            <text:p>58.03857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39001081081" calcext:value-type="float">
            <text:p>58.88390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83178378378" calcext:value-type="float">
            <text:p>57.79831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342" calcext:value-type="float">
            <text:p>57.09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83837837838" calcext:value-type="float">
            <text:p>56.67838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1734" calcext:value-type="float">
            <text:p>55.021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6408648649" calcext:value-type="float">
            <text:p>55.110640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88517647059" calcext:value-type="float">
            <text:p>55.35885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9126486487" calcext:value-type="float">
            <text:p>55.647912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2384864865" calcext:value-type="float">
            <text:p>55.979238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72753333333" calcext:value-type="float">
            <text:p>56.34727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074" calcext:value-type="float">
            <text:p>57.488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58624864865" calcext:value-type="float">
            <text:p>58.685862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04090810811" calcext:value-type="float">
            <text:p>57.560409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3286666667" calcext:value-type="float">
            <text:p>56.68932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67394594595" calcext:value-type="float">
            <text:p>56.49673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5511351352" calcext:value-type="float">
            <text:p>55.01055113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49963243243" calcext:value-type="float">
            <text:p>55.194996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60378823529" calcext:value-type="float">
            <text:p>55.436037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5638918919" calcext:value-type="float">
            <text:p>55.699563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3273513514" calcext:value-type="float">
            <text:p>56.000327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7746666667" calcext:value-type="float">
            <text:p>56.3207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71517837838" calcext:value-type="float">
            <text:p>56.72715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7433333333" calcext:value-type="float">
            <text:p>57.42474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04389189189" calcext:value-type="float">
            <text:p>58.19043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4307027027" calcext:value-type="float">
            <text:p>58.1443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7826666667" calcext:value-type="float">
            <text:p>57.1467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7820972973" calcext:value-type="float">
            <text:p>56.417820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37340540541" calcext:value-type="float">
            <text:p>54.383734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33474594595" calcext:value-type="float">
            <text:p>54.503347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7202352941" calcext:value-type="float">
            <text:p>54.754720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4681081081" calcext:value-type="float">
            <text:p>55.04646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85353513514" calcext:value-type="float">
            <text:p>55.378535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702" calcext:value-type="float">
            <text:p>55.781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4776216216" calcext:value-type="float">
            <text:p>56.296477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54086666667" calcext:value-type="float">
            <text:p>57.07540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0168648649" calcext:value-type="float">
            <text:p>58.119016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89148108108" calcext:value-type="float">
            <text:p>57.178914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4406" calcext:value-type="float">
            <text:p>56.334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91197837838" calcext:value-type="float">
            <text:p>55.709119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73213333333" calcext:value-type="float">
            <text:p>53.6673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4227368421" calcext:value-type="float">
            <text:p>53.333422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46406857143" calcext:value-type="float">
            <text:p>53.654640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81029189189" calcext:value-type="float">
            <text:p>53.978102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92354594595" calcext:value-type="float">
            <text:p>54.369235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3736" calcext:value-type="float">
            <text:p>54.7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4766666667" calcext:value-type="float">
            <text:p>55.33347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0301" calcext:value-type="float">
            <text:p>56.510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81974054054" calcext:value-type="float">
            <text:p>56.608197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4551351351" calcext:value-type="float">
            <text:p>56.14745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0714" calcext:value-type="float">
            <text:p>54.48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2482105263" calcext:value-type="float">
            <text:p>54.303248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5666666667" calcext:value-type="float">
            <text:p>53.5135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08633684211" calcext:value-type="float">
            <text:p>53.790863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09368888889" calcext:value-type="float">
            <text:p>54.09093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66996756757" calcext:value-type="float">
            <text:p>54.386699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12884324324" calcext:value-type="float">
            <text:p>54.731288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73226666667" calcext:value-type="float">
            <text:p>55.1173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67234594595" calcext:value-type="float">
            <text:p>55.606723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08973333333" calcext:value-type="float">
            <text:p>56.3708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15785806452" calcext:value-type="float">
            <text:p>57.391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40308571429" calcext:value-type="float">
            <text:p>55.7640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19381818182" calcext:value-type="float">
            <text:p>54.7619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92813333333" calcext:value-type="float">
            <text:p>52.8392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4932307692" calcext:value-type="float">
            <text:p>52.91949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49567058824" calcext:value-type="float">
            <text:p>53.284956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00901621622" calcext:value-type="float">
            <text:p>53.670090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6246486487" calcext:value-type="float">
            <text:p>54.105624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61345882353" calcext:value-type="float">
            <text:p>54.596134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0601081081" calcext:value-type="float">
            <text:p>55.21106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25128888889" calcext:value-type="float">
            <text:p>56.03251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5528648649" calcext:value-type="float">
            <text:p>56.692552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8237" calcext:value-type="float">
            <text:p>55.998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17553333333" calcext:value-type="float">
            <text:p>55.36175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4678918919" calcext:value-type="float">
            <text:p>54.550467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99933333333" calcext:value-type="float">
            <text:p>53.7099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28307027027" calcext:value-type="float">
            <text:p>53.97283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24451764706" calcext:value-type="float">
            <text:p>54.21244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23446486487" calcext:value-type="float">
            <text:p>54.532344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61032" calcext:value-type="float">
            <text:p>54.8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4557647059" calcext:value-type="float">
            <text:p>55.238455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8575135135" calcext:value-type="float">
            <text:p>55.659857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6826666667" calcext:value-type="float">
            <text:p>56.0926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20346666667" calcext:value-type="float">
            <text:p>54.9720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59513513513" calcext:value-type="float">
            <text:p>54.515951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59850810811" calcext:value-type="float">
            <text:p>53.405985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76257297297" calcext:value-type="float">
            <text:p>53.537625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06962162162" calcext:value-type="float">
            <text:p>54.07069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51846486487" calcext:value-type="float">
            <text:p>54.395184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9192" calcext:value-type="float">
            <text:p>54.7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3072432432" calcext:value-type="float">
            <text:p>55.211307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67373333333" calcext:value-type="float">
            <text:p>56.1067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7327567568" calcext:value-type="float">
            <text:p>56.360732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13195675676" calcext:value-type="float">
            <text:p>56.051319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96153333333" calcext:value-type="float">
            <text:p>54.74961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0897297297" calcext:value-type="float">
            <text:p>54.20208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63018378378" calcext:value-type="float">
            <text:p>52.336301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99411891892" calcext:value-type="float">
            <text:p>52.539941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10418823529" calcext:value-type="float">
            <text:p>52.801041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00342857143" calcext:value-type="float">
            <text:p>53.070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508" calcext:value-type="float">
            <text:p>53.3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0996363636" calcext:value-type="float">
            <text:p>53.7330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17602162162" calcext:value-type="float">
            <text:p>54.201760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30813333333" calcext:value-type="float">
            <text:p>55.3030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23716756757" calcext:value-type="float">
            <text:p>55.572371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23022702703" calcext:value-type="float">
            <text:p>54.852302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38506666667" calcext:value-type="float">
            <text:p>53.753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4183783784" calcext:value-type="float">
            <text:p>53.36141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55338378378" calcext:value-type="float">
            <text:p>51.525533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46774054054" calcext:value-type="float">
            <text:p>51.304677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649882353" calcext:value-type="float">
            <text:p>51.569649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00043243243" calcext:value-type="float">
            <text:p>51.83000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5478918919" calcext:value-type="float">
            <text:p>52.142547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3832" calcext:value-type="float">
            <text:p>52.5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72562352941" calcext:value-type="float">
            <text:p>52.947256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95584" calcext:value-type="float">
            <text:p>45.5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97664" calcext:value-type="float">
            <text:p>45.6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0876" calcext:value-type="float">
            <text:p>26.82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3735113393801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64" meta:object-count="0"/>
    <meta:user-defined meta:name="AppVersion">3.0</meta:user-defined>
  </office:meta>
</office:document-meta>
</file>